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9408" calcext:value-type="float">
            <text:p>20.4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9032" calcext:value-type="float">
            <text:p>20.4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9408" calcext:value-type="float">
            <text:p>20.4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1-14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6216" calcext:value-type="float">
            <text:p>20.0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84" calcext:value-type="float">
            <text:p>20.4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5-17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1-15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5-03 2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9-28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3-03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5308" calcext:value-type="float">
            <text:p>14.27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163" calcext:value-type="float">
            <text:p>14.2581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1785" calcext:value-type="float">
            <text:p>14.281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04218461539" calcext:value-type="float">
            <text:p>14.160421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8604444444" calcext:value-type="float">
            <text:p>14.179860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0897777778" calcext:value-type="float">
            <text:p>14.279089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3578461538" calcext:value-type="float">
            <text:p>14.029357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8026666667" calcext:value-type="float">
            <text:p>13.99980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1363076923" calcext:value-type="float">
            <text:p>14.191136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0431" calcext:value-type="float">
            <text:p>14.370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1312" calcext:value-type="float">
            <text:p>14.5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4344827586" calcext:value-type="float">
            <text:p>14.53843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28940689655" calcext:value-type="float">
            <text:p>15.482894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7282857143" calcext:value-type="float">
            <text:p>15.95072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08857931034" calcext:value-type="float">
            <text:p>17.150885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84891428571" calcext:value-type="float">
            <text:p>17.73848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54714482759" calcext:value-type="float">
            <text:p>16.765471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36388571429" calcext:value-type="float">
            <text:p>15.54363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92746666667" calcext:value-type="float">
            <text:p>15.10927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788224" calcext:value-type="float">
            <text:p>14.937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58986666667" calcext:value-type="float">
            <text:p>16.54589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97844705882" calcext:value-type="float">
            <text:p>16.2497844705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202112" calcext:value-type="float">
            <text:p>16.872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7102857143" calcext:value-type="float">
            <text:p>18.47371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5156129032" calcext:value-type="float">
            <text:p>22.29051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028" calcext:value-type="float">
            <text:p>24.86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55775483871" calcext:value-type="float">
            <text:p>25.3055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68712" calcext:value-type="float">
            <text:p>25.15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77630967742" calcext:value-type="float">
            <text:p>25.75776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4387096774" calcext:value-type="float">
            <text:p>25.3254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34512" calcext:value-type="float">
            <text:p>25.7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2237419355" calcext:value-type="float">
            <text:p>24.06022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286" calcext:value-type="float">
            <text:p>22.88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56797419355" calcext:value-type="float">
            <text:p>22.75567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2654285714" calcext:value-type="float">
            <text:p>23.02426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48570322581" calcext:value-type="float">
            <text:p>23.69485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50456" calcext:value-type="float">
            <text:p>23.55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76082580645" calcext:value-type="float">
            <text:p>24.88760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68861935484" calcext:value-type="float">
            <text:p>24.29688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63089032258" calcext:value-type="float">
            <text:p>23.58630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92808" calcext:value-type="float">
            <text:p>21.77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6743225806" calcext:value-type="float">
            <text:p>20.99167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6928" calcext:value-type="float">
            <text:p>21.26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7429677419" calcext:value-type="float">
            <text:p>21.49174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2183225806" calcext:value-type="float">
            <text:p>21.53421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46758709677" calcext:value-type="float">
            <text:p>21.11467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4552" calcext:value-type="float">
            <text:p>21.4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33618064516" calcext:value-type="float">
            <text:p>21.88336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57104" calcext:value-type="float">
            <text:p>21.35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44379354839" calcext:value-type="float">
            <text:p>21.64443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3006451613" calcext:value-type="float">
            <text:p>22.1683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32936" calcext:value-type="float">
            <text:p>21.98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19070967742" calcext:value-type="float">
            <text:p>20.0519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2068" calcext:value-type="float">
            <text:p>20.10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4056774194" calcext:value-type="float">
            <text:p>20.41540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9837241379" calcext:value-type="float">
            <text:p>21.415983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04178064516" calcext:value-type="float">
            <text:p>21.95041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8059354839" calcext:value-type="float">
            <text:p>22.30280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61208" calcext:value-type="float">
            <text:p>23.16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9783225806" calcext:value-type="float">
            <text:p>24.56697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7048" calcext:value-type="float">
            <text:p>23.39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30436129032" calcext:value-type="float">
            <text:p>21.94304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15344516129" calcext:value-type="float">
            <text:p>21.6915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88712" calcext:value-type="float">
            <text:p>22.10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52728" calcext:value-type="float">
            <text:p>21.71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97011612903" calcext:value-type="float">
            <text:p>21.59970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1148571429" calcext:value-type="float">
            <text:p>21.76511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0557419355" calcext:value-type="float">
            <text:p>21.57305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9976516129" calcext:value-type="float">
            <text:p>23.08997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7344" calcext:value-type="float">
            <text:p>23.57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10903225806" calcext:value-type="float">
            <text:p>24.7010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3968" calcext:value-type="float">
            <text:p>25.37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4743225806" calcext:value-type="float">
            <text:p>26.63047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1677419355" calcext:value-type="float">
            <text:p>26.2791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36512" calcext:value-type="float">
            <text:p>24.79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57468387097" calcext:value-type="float">
            <text:p>24.27574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24944" calcext:value-type="float">
            <text:p>24.07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92211612903" calcext:value-type="float">
            <text:p>25.37922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791" calcext:value-type="float">
            <text:p>25.187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4707096774" calcext:value-type="float">
            <text:p>24.43847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44054193548" calcext:value-type="float">
            <text:p>24.01440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8796" calcext:value-type="float">
            <text:p>24.14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37264516129" calcext:value-type="float">
            <text:p>25.5137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5768" calcext:value-type="float">
            <text:p>26.8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5029677419" calcext:value-type="float">
            <text:p>25.66750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61238709677" calcext:value-type="float">
            <text:p>23.5561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44312" calcext:value-type="float">
            <text:p>22.14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5989677419" calcext:value-type="float">
            <text:p>22.24459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64352" calcext:value-type="float">
            <text:p>22.17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5589677419" calcext:value-type="float">
            <text:p>22.68655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04562857143" calcext:value-type="float">
            <text:p>23.68045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02531612903" calcext:value-type="float">
            <text:p>23.73025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0364" calcext:value-type="float">
            <text:p>25.01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68686896552" calcext:value-type="float">
            <text:p>26.236868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97216" calcext:value-type="float">
            <text:p>27.4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97395862069" calcext:value-type="float">
            <text:p>27.94973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3008" calcext:value-type="float">
            <text:p>28.8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9486" calcext:value-type="float">
            <text:p>28.399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9704" calcext:value-type="float">
            <text:p>27.11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7071483871" calcext:value-type="float">
            <text:p>24.15707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6056" calcext:value-type="float">
            <text:p>23.46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0854193548" calcext:value-type="float">
            <text:p>22.59708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7997241379" calcext:value-type="float">
            <text:p>22.229799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37997419355" calcext:value-type="float">
            <text:p>22.95379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69883870968" calcext:value-type="float">
            <text:p>21.7469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4368" calcext:value-type="float">
            <text:p>23.40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97083870968" calcext:value-type="float">
            <text:p>24.4597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79552" calcext:value-type="float">
            <text:p>22.90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58681290323" calcext:value-type="float">
            <text:p>24.38586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50095483871" calcext:value-type="float">
            <text:p>22.2850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83752" calcext:value-type="float">
            <text:p>21.18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04425806452" calcext:value-type="float">
            <text:p>20.8704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17008" calcext:value-type="float">
            <text:p>20.82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37569032258" calcext:value-type="float">
            <text:p>20.69375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91762857143" calcext:value-type="float">
            <text:p>21.05917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85971612903" calcext:value-type="float">
            <text:p>21.14859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5063225806" calcext:value-type="float">
            <text:p>21.55250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05144" calcext:value-type="float">
            <text:p>22.20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1816774194" calcext:value-type="float">
            <text:p>22.43318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1483870968" calcext:value-type="float">
            <text:p>21.884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7856516129" calcext:value-type="float">
            <text:p>21.36785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41216" calcext:value-type="float">
            <text:p>20.73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82916129032" calcext:value-type="float">
            <text:p>20.4982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7384" calcext:value-type="float">
            <text:p>20.81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1610322581" calcext:value-type="float">
            <text:p>21.17416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11802857143" calcext:value-type="float">
            <text:p>21.09118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17432258064" calcext:value-type="float">
            <text:p>21.32174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7943225806" calcext:value-type="float">
            <text:p>21.57079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34176" calcext:value-type="float">
            <text:p>20.94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16830967742" calcext:value-type="float">
            <text:p>22.83168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97248" calcext:value-type="float">
            <text:p>23.29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34877419355" calcext:value-type="float">
            <text:p>22.7434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51819354839" calcext:value-type="float">
            <text:p>23.0251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65064" calcext:value-type="float">
            <text:p>22.13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6252903226" calcext:value-type="float">
            <text:p>21.28762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01688" calcext:value-type="float">
            <text:p>21.01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6903225806" calcext:value-type="float">
            <text:p>21.1196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3036" calcext:value-type="float">
            <text:p>21.24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7416774194" calcext:value-type="float">
            <text:p>20.81774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3403870968" calcext:value-type="float">
            <text:p>20.37234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77568" calcext:value-type="float">
            <text:p>20.50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99215483871" calcext:value-type="float">
            <text:p>21.1999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5282" calcext:value-type="float">
            <text:p>20.925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49357419355" calcext:value-type="float">
            <text:p>21.37493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95238709677" calcext:value-type="float">
            <text:p>20.2795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97568" calcext:value-type="float">
            <text:p>19.99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39561290323" calcext:value-type="float">
            <text:p>18.9939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4824" calcext:value-type="float">
            <text:p>19.15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9966451613" calcext:value-type="float">
            <text:p>18.97399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73365517241" calcext:value-type="float">
            <text:p>19.41733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7819354839" calcext:value-type="float">
            <text:p>19.8247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72021818182" calcext:value-type="float">
            <text:p>21.187202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5654" calcext:value-type="float">
            <text:p>21.615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16754285714" calcext:value-type="float">
            <text:p>22.62167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52912" calcext:value-type="float">
            <text:p>22.67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5112" calcext:value-type="float">
            <text:p>20.8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808" calcext:value-type="float">
            <text:p>21.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8344" calcext:value-type="float">
            <text:p>21.5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7568" calcext:value-type="float">
            <text:p>22.1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5064" calcext:value-type="float">
            <text:p>21.9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8384" calcext:value-type="float">
            <text:p>21.8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3456" calcext:value-type="float">
            <text:p>22.0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21470905419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028" meta:object-count="0"/>
    <meta:user-defined meta:name="AppVersion">3.0</meta:user-defined>
  </office:meta>
</office:document-meta>
</file>